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svg:stroke-width="0.07cm" svg:stroke-color="#008000" draw:marker-start-width="0.305cm" draw:marker-end-width="0.305cm" draw:fill="solid" draw:fill-color="#579d1c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4" style:family="graphic" style:parent-style-name="standard">
      <style:graphic-properties svg:stroke-width="0.07cm" svg:stroke-color="#000000" draw:marker-start-width="0.305cm" draw:marker-end-width="0.305cm" draw:fill="solid" draw:fill-color="#000080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5" style:family="graphic" style:parent-style-name="objectwithoutfill">
      <style:graphic-properties draw:stroke="solid" svg:stroke-width="0.08cm" svg:stroke-color="#579d1c" draw:marker-end="Arrow" draw:marker-end-width="0.24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draw:stroke="solid" svg:stroke-width="0.08cm" svg:stroke-color="#000080" draw:marker-start="" draw:marker-start-width="0.2cm" draw:marker-end="Arrow" draw:marker-end-width="0.24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dash" draw:stroke-dash="Fine_20_Dashed" svg:stroke-width="0.08cm" svg:stroke-color="#000080" draw:fill="none" draw:textarea-horizontal-align="justify" draw:textarea-vertical-align="middle" draw:auto-grow-height="false" fo:min-height="0cm" fo:min-width="0cm" fo:padding-top="0.165cm" fo:padding-bottom="0.165cm" fo:padding-left="0.29cm" fo:padding-right="0.2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color="#00008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5cm" svg:height="15.8cm" svg:x="1.2cm" svg:y="1.5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43cm" svg:height="23.7cm" svg:x="-7.4cm" svg:y="-1.8cm">
            <text:p/>
            <draw:enhanced-geometry svg:viewBox="0 0 21600 21600" draw:type="rectangle" draw:enhanced-path="M 0 0 L 21600 0 21600 21600 0 21600 0 0 Z N"/>
          </draw:custom-shape>
          <draw:g>
            <draw:custom-shape draw:style-name="gr3" draw:text-style-name="P2" xml:id="id3" draw:id="id3" draw:layer="layout" svg:width="1.556cm" svg:height="2.188cm" svg:x="-3.012cm" svg:y="5.80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" draw:id="id2" draw:layer="layout" svg:width="1.556cm" svg:height="2.189cm" svg:x="-5.914cm" svg:y="12.64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5" draw:id="id5" draw:layer="layout" svg:width="1.556cm" svg:height="2.189cm" svg:x="-4.021cm" svg:y="12.64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xml:id="id8" draw:id="id8" draw:layer="layout" svg:width="3.209cm" svg:height="2.518cm" svg:x="-3.839cm" svg:y="1.82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" draw:id="id1" draw:layer="layout" svg:width="1.556cm" svg:height="2.188cm" svg:x="-4.021cm" svg:y="9.1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4" draw:id="id4" draw:layer="layout" svg:width="1.557cm" svg:height="2.188cm" svg:x="-1.985cm" svg:y="9.1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6" draw:id="id6" draw:layer="layout" svg:width="1.557cm" svg:height="2.189cm" svg:x="-1.985cm" svg:y="12.64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7" draw:id="id7" draw:layer="layout" svg:width="1.556cm" svg:height="2.189cm" svg:x="-0.055cm" svg:y="12.645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-3.243cm" svg:y1="11.378cm" svg:x2="-5.136cm" svg:y2="12.645cm" draw:start-shape="id1" draw:start-glue-point="2" draw:end-shape="id2" draw:end-glue-point="0" svg:d="M-3243 11378l-1893 1267" svg:viewBox="0 0 1894 1268">
              <text:p/>
            </draw:connector>
            <draw:connector draw:style-name="gr5" draw:text-style-name="P1" draw:layer="layout" draw:type="line" svg:x1="-2.234cm" svg:y1="7.996cm" svg:x2="-3.243cm" svg:y2="9.19cm" draw:start-shape="id3" draw:start-glue-point="2" draw:end-shape="id1" draw:end-glue-point="0" svg:d="M-2234 7996l-1009 1194" svg:viewBox="0 0 1010 1195">
              <text:p/>
            </draw:connector>
            <draw:connector draw:style-name="gr5" draw:text-style-name="P1" draw:layer="layout" draw:type="line" svg:x1="-2.234cm" svg:y1="7.996cm" svg:x2="-1.207cm" svg:y2="9.19cm" draw:start-shape="id3" draw:start-glue-point="2" draw:end-shape="id4" draw:end-glue-point="0" svg:d="M-2234 7996l1027 1194" svg:viewBox="0 0 1028 1195">
              <text:p/>
            </draw:connector>
            <draw:connector draw:style-name="gr5" draw:text-style-name="P1" draw:layer="layout" draw:type="line" svg:x1="-3.243cm" svg:y1="11.378cm" svg:x2="-3.243cm" svg:y2="12.645cm" draw:start-shape="id1" draw:start-glue-point="2" draw:end-shape="id5" draw:end-glue-point="0" svg:d="M-3243 11378v1267" svg:viewBox="0 0 1 1268">
              <text:p/>
            </draw:connector>
            <draw:connector draw:style-name="gr5" draw:text-style-name="P1" draw:layer="layout" draw:type="line" svg:x1="-1.207cm" svg:y1="11.378cm" svg:x2="-1.207cm" svg:y2="12.645cm" draw:start-shape="id4" draw:start-glue-point="2" draw:end-shape="id6" draw:end-glue-point="0" svg:d="M-1207 11378v1267" svg:viewBox="0 0 1 1268">
              <text:p/>
            </draw:connector>
            <draw:connector draw:style-name="gr5" draw:text-style-name="P1" draw:layer="layout" draw:type="line" svg:x1="-1.207cm" svg:y1="11.378cm" svg:x2="0.723cm" svg:y2="12.645cm" draw:start-shape="id4" draw:start-glue-point="2" draw:end-shape="id7" draw:end-glue-point="0" svg:d="M-1207 11378l1930 1267" svg:viewBox="0 0 1931 1268">
              <text:p/>
            </draw:connector>
            <draw:connector draw:style-name="gr6" draw:text-style-name="P1" draw:layer="layout" draw:type="line" svg:x1="-2.235cm" svg:y1="4.341cm" svg:x2="-2.234cm" svg:y2="5.808cm" draw:start-shape="id8" draw:start-glue-point="2" draw:end-shape="id3" draw:end-glue-point="0" svg:d="M-2235 4341l1 1467" svg:viewBox="0 0 2 1468">
              <text:p/>
            </draw:connector>
          </draw:g>
          <draw:g>
            <draw:custom-shape draw:style-name="gr3" draw:text-style-name="P2" xml:id="id11" draw:id="id11" draw:layer="layout" svg:width="1.556cm" svg:height="2.189cm" svg:x="5.403cm" svg:y="5.84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0" draw:id="id10" draw:layer="layout" svg:width="1.556cm" svg:height="2.189cm" svg:x="2.501cm" svg:y="12.6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3" draw:id="id13" draw:layer="layout" svg:width="1.556cm" svg:height="2.189cm" svg:x="4.394cm" svg:y="12.6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xml:id="id16" draw:id="id16" draw:layer="layout" svg:width="3.209cm" svg:height="2.519cm" svg:x="4.576cm" svg:y="1.86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9" draw:id="id9" draw:layer="layout" svg:width="1.556cm" svg:height="2.189cm" svg:x="4.394cm" svg:y="9.2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2" draw:id="id12" draw:layer="layout" svg:width="1.556cm" svg:height="2.189cm" svg:x="6.43cm" svg:y="9.23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4" draw:id="id14" draw:layer="layout" svg:width="1.556cm" svg:height="2.189cm" svg:x="6.43cm" svg:y="12.6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5" draw:id="id15" draw:layer="layout" svg:width="1.556cm" svg:height="2.189cm" svg:x="8.36cm" svg:y="12.68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5.172cm" svg:y1="11.42cm" svg:x2="3.279cm" svg:y2="12.687cm" draw:start-shape="id9" draw:start-glue-point="2" draw:end-shape="id10" draw:end-glue-point="0" svg:d="M5172 11420l-1893 1267" svg:viewBox="0 0 1894 1268">
              <text:p/>
            </draw:connector>
            <draw:connector draw:style-name="gr5" draw:text-style-name="P1" draw:layer="layout" draw:type="line" svg:x1="6.181cm" svg:y1="8.038cm" svg:x2="5.172cm" svg:y2="9.231cm" draw:start-shape="id11" draw:start-glue-point="2" draw:end-shape="id9" draw:end-glue-point="0" svg:d="M6181 8038l-1009 1193" svg:viewBox="0 0 1010 1194">
              <text:p/>
            </draw:connector>
            <draw:connector draw:style-name="gr5" draw:text-style-name="P1" draw:layer="layout" draw:type="line" svg:x1="6.181cm" svg:y1="8.038cm" svg:x2="7.208cm" svg:y2="9.231cm" draw:start-shape="id11" draw:start-glue-point="2" draw:end-shape="id12" draw:end-glue-point="0" svg:d="M6181 8038l1027 1193" svg:viewBox="0 0 1028 1194">
              <text:p/>
            </draw:connector>
            <draw:connector draw:style-name="gr5" draw:text-style-name="P1" draw:layer="layout" draw:type="line" svg:x1="5.172cm" svg:y1="11.42cm" svg:x2="5.172cm" svg:y2="12.687cm" draw:start-shape="id9" draw:start-glue-point="2" draw:end-shape="id13" draw:end-glue-point="0" svg:d="M5172 11420v1267" svg:viewBox="0 0 1 1268">
              <text:p/>
            </draw:connector>
            <draw:connector draw:style-name="gr5" draw:text-style-name="P1" draw:layer="layout" draw:type="line" svg:x1="7.208cm" svg:y1="11.42cm" svg:x2="7.208cm" svg:y2="12.687cm" draw:start-shape="id12" draw:start-glue-point="2" draw:end-shape="id14" draw:end-glue-point="0" svg:d="M7208 11420v1267" svg:viewBox="0 0 1 1268">
              <text:p/>
            </draw:connector>
            <draw:connector draw:style-name="gr5" draw:text-style-name="P1" draw:layer="layout" draw:type="line" svg:x1="7.208cm" svg:y1="11.42cm" svg:x2="9.138cm" svg:y2="12.687cm" draw:start-shape="id12" draw:start-glue-point="2" draw:end-shape="id15" draw:end-glue-point="0" svg:d="M7208 11420l1930 1267" svg:viewBox="0 0 1931 1268">
              <text:p/>
            </draw:connector>
            <draw:connector draw:style-name="gr6" draw:text-style-name="P1" draw:layer="layout" draw:type="line" svg:x1="6.18cm" svg:y1="4.383cm" svg:x2="6.181cm" svg:y2="5.849cm" draw:start-shape="id16" draw:start-glue-point="2" draw:end-shape="id11" draw:end-glue-point="0" svg:d="M6180 4383l1 1466" svg:viewBox="0 0 2 1467">
              <text:p/>
            </draw:connector>
          </draw:g>
          <draw:g>
            <draw:custom-shape draw:style-name="gr3" draw:text-style-name="P2" xml:id="id19" draw:id="id19" draw:layer="layout" svg:width="1.557cm" svg:height="2.189cm" svg:x="13.816cm" svg:y="5.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8" draw:id="id18" draw:layer="layout" svg:width="1.556cm" svg:height="2.189cm" svg:x="10.915cm" svg:y="12.7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1" draw:id="id21" draw:layer="layout" svg:width="1.557cm" svg:height="2.189cm" svg:x="12.807cm" svg:y="12.7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xml:id="id24" draw:id="id24" draw:layer="layout" svg:width="3.21cm" svg:height="2.518cm" svg:x="12.989cm" svg:y="1.90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17" draw:id="id17" draw:layer="layout" svg:width="1.557cm" svg:height="2.188cm" svg:x="12.807cm" svg:y="9.2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0" draw:id="id20" draw:layer="layout" svg:width="1.556cm" svg:height="2.188cm" svg:x="14.844cm" svg:y="9.2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2" draw:id="id22" draw:layer="layout" svg:width="1.556cm" svg:height="2.189cm" svg:x="14.844cm" svg:y="12.7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3" draw:id="id23" draw:layer="layout" svg:width="1.557cm" svg:height="2.189cm" svg:x="16.773cm" svg:y="12.728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13.585cm" svg:y1="11.461cm" svg:x2="11.693cm" svg:y2="12.728cm" draw:start-shape="id17" draw:start-glue-point="2" draw:end-shape="id18" draw:end-glue-point="0" svg:d="M13585 11461l-1892 1267" svg:viewBox="0 0 1893 1268">
              <text:p/>
            </draw:connector>
            <draw:connector draw:style-name="gr5" draw:text-style-name="P1" draw:layer="layout" draw:type="line" svg:x1="14.594cm" svg:y1="8.079cm" svg:x2="13.585cm" svg:y2="9.273cm" draw:start-shape="id19" draw:start-glue-point="2" draw:end-shape="id17" draw:end-glue-point="0" svg:d="M14594 8079l-1009 1194" svg:viewBox="0 0 1010 1195">
              <text:p/>
            </draw:connector>
            <draw:connector draw:style-name="gr5" draw:text-style-name="P1" draw:layer="layout" draw:type="line" svg:x1="14.594cm" svg:y1="8.079cm" svg:x2="15.622cm" svg:y2="9.273cm" draw:start-shape="id19" draw:start-glue-point="2" draw:end-shape="id20" draw:end-glue-point="0" svg:d="M14594 8079l1028 1194" svg:viewBox="0 0 1029 1195">
              <text:p/>
            </draw:connector>
            <draw:connector draw:style-name="gr5" draw:text-style-name="P1" draw:layer="layout" draw:type="line" svg:x1="13.585cm" svg:y1="11.461cm" svg:x2="13.585cm" svg:y2="12.728cm" draw:start-shape="id17" draw:start-glue-point="2" draw:end-shape="id21" draw:end-glue-point="0" svg:d="M13585 11461v1267" svg:viewBox="0 0 1 1268">
              <text:p/>
            </draw:connector>
            <draw:connector draw:style-name="gr5" draw:text-style-name="P1" draw:layer="layout" draw:type="line" svg:x1="15.622cm" svg:y1="11.461cm" svg:x2="15.622cm" svg:y2="12.728cm" draw:start-shape="id20" draw:start-glue-point="2" draw:end-shape="id22" draw:end-glue-point="0" svg:d="M15622 11461v1267" svg:viewBox="0 0 1 1268">
              <text:p/>
            </draw:connector>
            <draw:connector draw:style-name="gr5" draw:text-style-name="P1" draw:layer="layout" draw:type="line" svg:x1="15.622cm" svg:y1="11.461cm" svg:x2="17.551cm" svg:y2="12.728cm" draw:start-shape="id20" draw:start-glue-point="2" draw:end-shape="id23" draw:end-glue-point="0" svg:d="M15622 11461l1929 1267" svg:viewBox="0 0 1930 1268">
              <text:p/>
            </draw:connector>
            <draw:connector draw:style-name="gr6" draw:text-style-name="P1" draw:layer="layout" draw:type="line" svg:x1="14.594cm" svg:y1="4.424cm" svg:x2="14.594cm" svg:y2="5.89cm" draw:start-shape="id24" draw:start-glue-point="2" draw:end-shape="id19" draw:end-glue-point="0" svg:d="M14594 4424v1466" svg:viewBox="0 0 1 1467">
              <text:p/>
            </draw:connector>
          </draw:g>
          <draw:g>
            <draw:custom-shape draw:style-name="gr3" draw:text-style-name="P2" xml:id="id27" draw:id="id27" draw:layer="layout" svg:width="1.556cm" svg:height="2.189cm" svg:x="22.23cm" svg:y="5.932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6" draw:id="id26" draw:layer="layout" svg:width="1.557cm" svg:height="2.189cm" svg:x="19.328cm" svg:y="12.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9" draw:id="id29" draw:layer="layout" svg:width="1.556cm" svg:height="2.189cm" svg:x="21.221cm" svg:y="12.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xml:id="id32" draw:id="id32" draw:layer="layout" svg:width="3.209cm" svg:height="2.519cm" svg:x="21.403cm" svg:y="1.94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5" draw:id="id25" draw:layer="layout" svg:width="1.556cm" svg:height="2.189cm" svg:x="21.221cm" svg:y="9.3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28" draw:id="id28" draw:layer="layout" svg:width="1.556cm" svg:height="2.189cm" svg:x="23.258cm" svg:y="9.314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0" draw:id="id30" draw:layer="layout" svg:width="1.556cm" svg:height="2.189cm" svg:x="23.258cm" svg:y="12.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1" draw:id="id31" draw:layer="layout" svg:width="1.556cm" svg:height="2.189cm" svg:x="25.187cm" svg:y="12.77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21.999cm" svg:y1="11.503cm" svg:x2="20.106cm" svg:y2="12.77cm" draw:start-shape="id25" draw:start-glue-point="2" draw:end-shape="id26" draw:end-glue-point="0" svg:d="M21999 11503l-1893 1267" svg:viewBox="0 0 1894 1268">
              <text:p/>
            </draw:connector>
            <draw:connector draw:style-name="gr5" draw:text-style-name="P1" draw:layer="layout" draw:type="line" svg:x1="23.008cm" svg:y1="8.121cm" svg:x2="21.999cm" svg:y2="9.314cm" draw:start-shape="id27" draw:start-glue-point="2" draw:end-shape="id25" draw:end-glue-point="0" svg:d="M23008 8121l-1009 1193" svg:viewBox="0 0 1010 1194">
              <text:p/>
            </draw:connector>
            <draw:connector draw:style-name="gr5" draw:text-style-name="P1" draw:layer="layout" draw:type="line" svg:x1="23.008cm" svg:y1="8.121cm" svg:x2="24.036cm" svg:y2="9.314cm" draw:start-shape="id27" draw:start-glue-point="2" draw:end-shape="id28" draw:end-glue-point="0" svg:d="M23008 8121l1028 1193" svg:viewBox="0 0 1029 1194">
              <text:p/>
            </draw:connector>
            <draw:connector draw:style-name="gr5" draw:text-style-name="P1" draw:layer="layout" draw:type="line" svg:x1="21.999cm" svg:y1="11.503cm" svg:x2="21.999cm" svg:y2="12.77cm" draw:start-shape="id25" draw:start-glue-point="2" draw:end-shape="id29" draw:end-glue-point="0" svg:d="M21999 11503v1267" svg:viewBox="0 0 1 1268">
              <text:p/>
            </draw:connector>
            <draw:connector draw:style-name="gr5" draw:text-style-name="P1" draw:layer="layout" draw:type="line" svg:x1="24.036cm" svg:y1="11.503cm" svg:x2="24.036cm" svg:y2="12.77cm" draw:start-shape="id28" draw:start-glue-point="2" draw:end-shape="id30" draw:end-glue-point="0" svg:d="M24036 11503v1267" svg:viewBox="0 0 1 1268">
              <text:p/>
            </draw:connector>
            <draw:connector draw:style-name="gr5" draw:text-style-name="P1" draw:layer="layout" draw:type="line" svg:x1="24.036cm" svg:y1="11.503cm" svg:x2="25.965cm" svg:y2="12.77cm" draw:start-shape="id28" draw:start-glue-point="2" draw:end-shape="id31" draw:end-glue-point="0" svg:d="M24036 11503l1929 1267" svg:viewBox="0 0 1930 1268">
              <text:p/>
            </draw:connector>
            <draw:connector draw:style-name="gr6" draw:text-style-name="P1" draw:layer="layout" draw:type="line" svg:x1="23.007cm" svg:y1="4.466cm" svg:x2="23.008cm" svg:y2="5.932cm" draw:start-shape="id32" draw:start-glue-point="2" draw:end-shape="id27" draw:end-glue-point="0" svg:d="M23007 4466l1 1466" svg:viewBox="0 0 2 1467">
              <text:p/>
            </draw:connector>
          </draw:g>
          <draw:g>
            <draw:custom-shape draw:style-name="gr3" draw:text-style-name="P2" xml:id="id35" draw:id="id35" draw:layer="layout" svg:width="1.556cm" svg:height="2.189cm" svg:x="30.561cm" svg:y="5.973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4" draw:id="id34" draw:layer="layout" svg:width="1.556cm" svg:height="2.189cm" svg:x="27.659cm" svg:y="12.81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7" draw:id="id37" draw:layer="layout" svg:width="1.556cm" svg:height="2.189cm" svg:x="29.552cm" svg:y="12.81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xml:id="id40" draw:id="id40" draw:layer="layout" svg:width="3.209cm" svg:height="2.518cm" svg:x="29.734cm" svg:y="1.989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3" draw:id="id33" draw:layer="layout" svg:width="1.556cm" svg:height="2.188cm" svg:x="29.552cm" svg:y="9.35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6" draw:id="id36" draw:layer="layout" svg:width="1.557cm" svg:height="2.188cm" svg:x="31.588cm" svg:y="9.35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8" draw:id="id38" draw:layer="layout" svg:width="1.557cm" svg:height="2.189cm" svg:x="31.588cm" svg:y="12.81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" draw:text-style-name="P2" xml:id="id39" draw:id="id39" draw:layer="layout" svg:width="1.556cm" svg:height="2.189cm" svg:x="33.518cm" svg:y="12.811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onnector draw:style-name="gr5" draw:text-style-name="P1" draw:layer="layout" draw:type="line" svg:x1="30.33cm" svg:y1="11.544cm" svg:x2="28.437cm" svg:y2="12.811cm" draw:start-shape="id33" draw:start-glue-point="2" draw:end-shape="id34" draw:end-glue-point="0" svg:d="M30330 11544l-1893 1267" svg:viewBox="0 0 1894 1268">
              <text:p/>
            </draw:connector>
            <draw:connector draw:style-name="gr5" draw:text-style-name="P1" draw:layer="layout" draw:type="line" svg:x1="31.339cm" svg:y1="8.162cm" svg:x2="30.33cm" svg:y2="9.356cm" draw:start-shape="id35" draw:start-glue-point="2" draw:end-shape="id33" draw:end-glue-point="0" svg:d="M31339 8162l-1009 1194" svg:viewBox="0 0 1010 1195">
              <text:p/>
            </draw:connector>
            <draw:connector draw:style-name="gr5" draw:text-style-name="P1" draw:layer="layout" draw:type="line" svg:x1="31.339cm" svg:y1="8.162cm" svg:x2="32.366cm" svg:y2="9.356cm" draw:start-shape="id35" draw:start-glue-point="2" draw:end-shape="id36" draw:end-glue-point="0" svg:d="M31339 8162l1027 1194" svg:viewBox="0 0 1028 1195">
              <text:p/>
            </draw:connector>
            <draw:connector draw:style-name="gr5" draw:text-style-name="P1" draw:layer="layout" draw:type="line" svg:x1="30.33cm" svg:y1="11.544cm" svg:x2="30.33cm" svg:y2="12.811cm" draw:start-shape="id33" draw:start-glue-point="2" draw:end-shape="id37" draw:end-glue-point="0" svg:d="M30330 11544v1267" svg:viewBox="0 0 1 1268">
              <text:p/>
            </draw:connector>
            <draw:connector draw:style-name="gr5" draw:text-style-name="P1" draw:layer="layout" draw:type="line" svg:x1="32.366cm" svg:y1="11.544cm" svg:x2="32.366cm" svg:y2="12.811cm" draw:start-shape="id36" draw:start-glue-point="2" draw:end-shape="id38" draw:end-glue-point="0" svg:d="M32366 11544v1267" svg:viewBox="0 0 1 1268">
              <text:p/>
            </draw:connector>
            <draw:connector draw:style-name="gr5" draw:text-style-name="P1" draw:layer="layout" draw:type="line" svg:x1="32.366cm" svg:y1="11.544cm" svg:x2="34.296cm" svg:y2="12.811cm" draw:start-shape="id36" draw:start-glue-point="2" draw:end-shape="id39" draw:end-glue-point="0" svg:d="M32366 11544l1930 1267" svg:viewBox="0 0 1931 1268">
              <text:p/>
            </draw:connector>
            <draw:connector draw:style-name="gr6" draw:text-style-name="P1" draw:layer="layout" draw:type="line" svg:x1="31.338cm" svg:y1="4.507cm" svg:x2="31.339cm" svg:y2="5.973cm" draw:start-shape="id40" draw:start-glue-point="2" draw:end-shape="id35" draw:end-glue-point="0" svg:d="M31338 4507l1 1466" svg:viewBox="0 0 2 1467">
              <text:p/>
            </draw:connector>
          </draw:g>
          <draw:custom-shape draw:style-name="gr7" draw:text-style-name="P1" draw:layer="layout" svg:width="38.4cm" svg:height="5.1cm" svg:x="-4.7cm" svg:y="0cm">
            <text:p text:style-name="P1"><text:span text:style-name="T1">Grid do Kernel</text:span></text:p>
            <text:p text:style-name="P1"/>
            <text:p text:style-name="P1"/>
            <text:p text:style-name="P1"/>
            <text:p text:style-name="P1"/>
            <text:p text:style-name="P1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3-12-13T13:04:07.123469374</meta:creation-date>
    <dc:date>2014-04-18T01:31:56.981897208</dc:date>
    <dc:creator>rogerio </dc:creator>
    <meta:editing-duration>PT3H55M9S</meta:editing-duration>
    <meta:editing-cycles>13</meta:editing-cycles>
    <meta:generator>LibreOffice/4.2.2.1$Linux_X86_64 LibreOffice_project/3be8cda0bddd8e430d8cda1ebfd581265cca5a0f</meta:generator>
    <meta:document-statistic meta:object-count="84"/>
  </office:meta>
</office:document-meta>
</file>